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3" style:family="paragraph">
      <loext:graphic-properties draw:fill-color="#ffffff"/>
      <style:text-properties fo:font-size="26.3999996185303pt"/>
    </style:style>
    <style:style style:name="T1" style:family="text">
      <style:text-properties style:font-name="Courier 10 Pitch1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structura de dato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Objetivo: El alumno resolverá problemas de almacenamiento, recuperación y ordenamiento de datos y</text:p>
            <text:p>las técnicas de representación más eficientes, utilizando las estructuras para representarlos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ipos Primitivo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Representación de datos en memoria</text:p>
                <text:list>
                  <text:list-item>
                    <text:p>Char (1 byte)</text:p>
                  </text:list-item>
                  <text:list-item>
                    <text:p>Int (4 bytes)</text:p>
                  </text:list-item>
                  <text:list-item>
                    <text:p>Bool (1 byte)</text:p>
                  </text:list-item>
                  <text:list-item>
                    <text:p>Float (4 bytes)</text:p>
                  </text:list-item>
                  <text:list-item>
                    <text:p>Double (8 by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na dimensión</text:p>
                <text:list>
                  <text:list-item>
                    <text:p>Representación en memoria</text:p>
                  </text:list-item>
                  <text:list-item>
                    <text:p>Declaración</text:p>
                    <text:list>
                      <text:list-item>
                        <text:p>Int a[12];</text:p>
                      </text:list-item>
                      <text:list-item>
                        <text:p>Int b[6], c[6];</text:p>
                      </text:list-item>
                      <text:list-item>
                        <text:p>Int c[6]={1,2,3,4,5,6};</text:p>
                      </text:list-item>
                      <text:list-item>
                        <text:p>Int d[]={10,20,30,40,50,60};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Graficar elementos de un arreglo mediante un histograma</text:p>
                <text:p/>
              </text:list-item>
            </text:list>
          </draw:text-box>
        </draw:frame>
        <draw:frame draw:style-name="gr2" draw:text-style-name="P2" draw:layer="layout" svg:width="16.6cm" svg:height="7.109cm" svg:x="1.6cm" svg:y="10cm">
          <draw:text-box>
            <text:p><text:span text:style-name="T1">1) 5 *****</text:span></text:p>
            <text:p><text:span text:style-name="T1">2) 7 *******</text:span></text:p>
            <text:p><text:span text:style-name="T1">3) 2 **</text:span></text:p>
            <text:p><text:span text:style-name="T1">4) 1 *</text:span></text:p>
            <text:p><text:span text:style-name="T1">5) 4 ****</text:span></text:p>
            <text:p><text:span text:style-name="T1">6) 9 *********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Arreglos con caracteres</text:p>
                <text:list>
                  <text:list-item>
                    <text:p>Declaración </text:p>
                    <text:list>
                      <text:list-item>
                        <text:p>char cadena1[] = “primero”;</text:p>
                      </text:list-item>
                      <text:list-item>
                        <text:p>char cadena2[20]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reglos Multidimenciona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Representación en memoria</text:p>
              </text:list-item>
              <text:list-item>
                <text:p>Declaración</text:p>
                <text:list>
                  <text:list-item>
                    <text:list>
                      <text:list-item>
                        <text:p>Int a[12][12];</text:p>
                      </text:list-item>
                      <text:list-item>
                        <text:p>Int b[6][6], c[6][6];</text:p>
                      </text:list-item>
                      <text:list-item>
                        <text:p>Int e[2][6]={ {1,2,3,4,5,6},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{<text:span text:style-name="T2">10,20,30,40,50,60</text:span>} };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rcic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jercic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lcula el promedio de de exámenes por alumno</text:p>
              </text:list-item>
              <text:list-item>
                <text:p>Tarea:</text:p>
                <text:list>
                  <text:list-item>
                    <text:p>Terminar el programa, calculando el promedio total del grupo y por alumno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puntador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Variables cuyo valores son direcciones de memoria</text:p>
              </text:list-item>
              <text:list-item>
                <text:p>Declaración</text:p>
                <text:list>
                  <text:list-item>
                    <text:p>int *ptrCuenta, cuenta</text:p>
                  </text:list-item>
                </text:list>
              </text:list-item>
              <text:list-item>
                <text:p>La instrucción</text:p>
                <text:list>
                  <text:list-item>
                    <text:p>ptrCuenta = &amp;cu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8:50:36.221835695</meta:creation-date>
    <dc:date>2019-02-06T16:17:24.503257803</dc:date>
    <meta:editing-duration>PT20H6M22S</meta:editing-duration>
    <meta:editing-cycles>8</meta:editing-cycles>
    <meta:generator>LibreOffice/5.2.7.2$Linux_X86_64 LibreOffice_project/20m0$Build-2</meta:generator>
    <meta:document-statistic meta:object-count="72"/>
  </office:meta>
</office:document-meta>
</file>